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ketGenerator.genera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BasketGenerator.generateAdminM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BasketGenerator.toSAX( Map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asket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ketGenerator.toSAX( ContentStore store , LinkService linkService , ProfileManager profileManag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BasketGenerato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ket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ketGenerator.toSAX( UserConfiguration u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